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officeooo:rsid="0006f0a4" officeooo:paragraph-rsid="0006f0a4"/>
    </style:style>
    <style:style style:name="P2" style:family="paragraph" style:parent-style-name="Standard">
      <style:text-properties fo:color="#000000" loext:opacity="100%" style:font-name="Arial" officeooo:rsid="000717c6" officeooo:paragraph-rsid="000717c6"/>
    </style:style>
    <style:style style:name="P3" style:family="paragraph" style:parent-style-name="Standard">
      <style:text-properties fo:color="#000000" loext:opacity="100%" style:font-name="Arial" officeooo:rsid="00086e2d" officeooo:paragraph-rsid="00086e2d"/>
    </style:style>
    <style:style style:name="P4" style:family="paragraph" style:parent-style-name="Standard">
      <style:text-properties fo:color="#000000" loext:opacity="100%" style:font-name="Arial" officeooo:rsid="00086e2d" officeooo:paragraph-rsid="0008911e"/>
    </style:style>
    <style:style style:name="P5" style:family="paragraph" style:parent-style-name="Standard">
      <style:text-properties fo:color="#000000" loext:opacity="100%" style:font-name="Arial" officeooo:rsid="00086e2d" officeooo:paragraph-rsid="0009f9a8"/>
    </style:style>
    <style:style style:name="P6" style:family="paragraph" style:parent-style-name="Standard">
      <style:text-properties fo:color="#000000" loext:opacity="100%" style:font-name="Arial" officeooo:rsid="0008911e" officeooo:paragraph-rsid="0008911e"/>
    </style:style>
    <style:style style:name="P7" style:family="paragraph" style:parent-style-name="Standard">
      <style:text-properties fo:color="#000000" loext:opacity="100%" style:font-name="Arial" officeooo:rsid="0008911e" officeooo:paragraph-rsid="0009f9a8"/>
    </style:style>
    <style:style style:name="P8" style:family="paragraph" style:parent-style-name="Standard">
      <style:text-properties style:font-name="Arial"/>
    </style:style>
    <style:style style:name="P9" style:family="paragraph" style:parent-style-name="Text_20_body">
      <style:text-properties fo:font-variant="normal" fo:text-transform="none" fo:color="#000000" loext:opacity="100%" style:font-name="Arial" fo:font-size="12pt" fo:letter-spacing="normal" fo:font-style="normal" fo:font-weight="normal" officeooo:rsid="0006f0a4" officeooo:paragraph-rsid="0006f0a4" style:font-size-asian="12pt" style:font-size-complex="12pt"/>
    </style:style>
    <style:style style:name="P10" style:family="paragraph" style:parent-style-name="Text_20_body">
      <style:text-properties fo:color="#000000" loext:opacity="100%" style:font-name="Arial"/>
    </style:style>
    <style:style style:name="P11" style:family="paragraph" style:parent-style-name="Text_20_body">
      <style:text-properties fo:color="#000000" loext:opacity="100%" style:font-name="Arial" officeooo:rsid="0003c742" officeooo:paragraph-rsid="0003c742"/>
    </style:style>
    <style:style style:name="P12" style:family="paragraph" style:parent-style-name="Text_20_body">
      <style:text-properties fo:color="#000000" loext:opacity="100%" style:font-name="Arial" officeooo:paragraph-rsid="0006f0a4"/>
    </style:style>
    <style:style style:name="P13" style:family="paragraph" style:parent-style-name="Text_20_body">
      <style:text-properties fo:color="#000000" loext:opacity="100%" style:font-name="Arial" officeooo:rsid="000a4c40" officeooo:paragraph-rsid="000a4c40"/>
    </style:style>
    <style:style style:name="P14" style:family="paragraph" style:parent-style-name="Text_20_body">
      <style:text-properties style:font-name="Arial"/>
    </style:style>
    <style:style style:name="P15" style:family="paragraph" style:parent-style-name="Text_20_body">
      <style:text-properties style:font-name="Arial" officeooo:rsid="000717c6" officeooo:paragraph-rsid="000717c6"/>
    </style:style>
    <style:style style:name="P1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86e2d" officeooo:paragraph-rsid="00086e2d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8911e" officeooo:paragraph-rsid="00086e2d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8911e" officeooo:paragraph-rsid="0008911e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8911e" officeooo:paragraph-rsid="0009f9a8" style:font-size-asian="12pt" style:font-size-complex="12pt"/>
    </style:style>
    <style:style style:name="T1" style:family="text">
      <style:text-properties officeooo:rsid="000424bd"/>
    </style:style>
    <style:style style:name="T2" style:family="text">
      <style:text-properties officeooo:rsid="0005c7a1"/>
    </style:style>
    <style:style style:name="T3" style:family="text">
      <style:text-properties officeooo:rsid="0006f0a4"/>
    </style:style>
    <style:style style:name="T4" style:family="text">
      <style:text-properties officeooo:rsid="000717c6"/>
    </style:style>
    <style:style style:name="T5" style:family="text">
      <style:text-properties style:font-name="Arial"/>
    </style:style>
    <style:style style:name="T6" style:family="text">
      <style:text-properties officeooo:rsid="00086e2d"/>
    </style:style>
    <style:style style:name="T7" style:family="text">
      <style:text-properties fo:font-variant="normal" fo:text-transform="none" fo:color="#212529" loext:opacity="100%" style:font-name="apple-system" fo:font-size="10.5pt" fo:letter-spacing="normal" fo:font-style="normal" fo:font-weight="normal"/>
    </style:style>
    <style:style style:name="T8" style:family="text">
      <style:text-properties fo:font-variant="normal" fo:text-transform="none" fo:color="#212529" loext:opacity="100%" style:font-name="apple-system" fo:font-size="10.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font-size="12pt" fo:letter-spacing="normal" fo:font-style="normal" fo:font-weight="normal" officeooo:rsid="0008911e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officeooo:rsid="00086e2d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09f9a8" style:font-size-asian="12pt" style:font-size-complex="12pt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09f9a8" style:font-size-asian="12pt" style:font-size-complex="12pt"/>
    </style:style>
    <style:style style:name="T14" style:family="text">
      <style:text-properties officeooo:rsid="0008911e"/>
    </style:style>
    <style:style style:name="T15" style:family="text">
      <style:text-properties officeooo:rsid="0009f9a8"/>
    </style:style>
    <style:style style:name="T16" style:family="text">
      <style:text-properties officeooo:rsid="000b322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b3220" style:font-weight-asian="bold" style:font-weight-complex="bold"/>
    </style:style>
    <style:style style:name="T19" style:family="text">
      <style:text-properties fo:font-weight="bold" officeooo:rsid="000717c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inícius A. Brunheroto</text:p>
      <text:p text:style-name="P13">Engenharia de Software</text:p>
      <text:p text:style-name="P13">Profª Hilda Carvalho</text:p>
      <text:p text:style-name="P11"/>
      <text:p text:style-name="P11"><text:tab/><text:tab/> <text:s text:c="4"/>Atividade 2: Manifesto ágil: como e por que foi feito?</text:p>
      <text:p text:style-name="P10"/>
      <text:p text:style-name="P10"><text:bookmark text:name="yui_3_17_2_1_1646823823904_44"/><text:bookmark text:name="yui_3_17_2_1_1646823823904_45"/><text:span text:style-name="T17">1</text:span><text:span text:style-name="T18">)</text:span><text:span text:style-name="T17"> Comente, de modo breve, como surgiu a ideia da elaboração do "Manifesto Ágil" e conte um pouco da história que culminou com a reunião de pesquisadores para essa finalidade (conte com suas palavras). Cite as fontes.</text:span></text:p>
      <text:p text:style-name="P10"><text:tab/><text:span text:style-name="T1">Em 2000, havia ocorrido uma reunião em Oregan (EUA) </text:span><text:span text:style-name="T2">através de um grupo que usava a metodologia ágil XP para discutir o desenvolvimento do XP (Extreme Programming) e a relação que ele tinha com outros processos semelhantes que eram definidos como metodologias leves naquela época. Nessa reunião, estava presente Robert Cecil Martin, conhecido como Tio Bob, que decidiu, a partir disso montar uma nova reunião para discutir sobre essas novas metodologias ágeis que estavam surgindo.</text:span></text:p>
      <text:p text:style-name="P10"><text:tab/><text:span text:style-name="T2">Dessa forma, ele convidou uma série de pessoas para uma reunião em fevereiro de 2001, em um resort de inverno chamado de Snowbird </text:span><text:span text:style-name="T3">em Utah(EUA)</text:span><text:span text:style-name="T2">, porém muitas pessoas convidadas não conseguiram comparecer, apenas 17 pessoas (incluindo o Tio Bob) compareceram e </text:span><text:span text:style-name="T3">assim </text:span><text:span text:style-name="T2">deram início ao manifesto ágil.</text:span></text:p>
      <text:p text:style-name="P12"><text:tab/><text:span text:style-name="T2">Nessa reunião que ocorreu em 2001, </text:span><text:span text:style-name="T3">começaram a discutir sobre</text:span><text:span text:style-name="T2"> aspectos importantes </text:span><text:span text:style-name="T3">do desenvolvimento de software e</text:span><text:span text:style-name="T2">, decidiram, </text:span><text:span text:style-name="T3">por si próprios, de</text:span><text:span text:style-name="T2"> escrever um novo documento para reunir as ideias sobre os novos processos de desenvolvimento de software </text:span><text:span text:style-name="T3">que surgiam na época, documento esse que levaria a</text:span><text:span text:style-name="T2">o manifesto ágil </text:span></text:p>
      <text:p text:style-name="P10"><text:tab/><text:span text:style-name="T2">Entre os tópicos discutidos na reunião fo</text:span><text:span text:style-name="T3">ram</text:span><text:span text:style-name="T2">: i) o melhor nome a ser dado ao movimento, e que deixaria o significado de “metodologias leves”, assim a palavra “ágil” foi selecionada, ii) escrita do documento contendo as crenças e valores discutidos entre as pessoas d</text:span><text:span text:style-name="T3">urante a</text:span><text:span text:style-name="T2"> reunião e iii) aplicação dos princípios discutidos</text:span><text:span text:style-name="T3">(que perdurou durante os próximos meses)</text:span><text:span text:style-name="T2">.</text:span></text:p>
      <text:p text:style-name="P10"><text:tab/><text:span text:style-name="T2">Assim, o manifesto ágil foi crescendo, </text:span><text:span text:style-name="T4">se consolidando e</text:span><text:span text:style-name="T2"> se tornando relevante </text:span><text:span text:style-name="T3">com o passar do </text:span><text:span text:style-name="T4">t</text:span><text:span text:style-name="T3">empo</text:span><text:span text:style-name="T2">, </text:span><text:span text:style-name="T3">como uma espécie de reforma na indústria de software</text:span><text:span text:style-name="T2">, </text:span><text:span text:style-name="T3">separando claramente o que é e o que não é ágil. </text:span></text:p>
      <text:p text:style-name="P1">Fonte: <text:a xlink:type="simple" xlink:href="https://www.culturaagil.com.br/manifesto-agil-como-tudo-comecou/" text:style-name="Internet_20_link" text:visited-style-name="Visited_20_Internet_20_Link">https://www.culturaagil.com.br/manifesto-agil-como-tudo-comecou/</text:a></text:p>
      <text:p text:style-name="P1"/>
      <text:p text:style-name="P14"><text:span text:style-name="T17">2</text:span><text:span text:style-name="T18">)</text:span><text:span text:style-name="T16"> </text:span><text:span text:style-name="T17">Antes do Manifesto Ágil, como era o cenário das metodologias de desenvolvimento de software segundo sua compreensão?</text:span></text:p>
      <text:p text:style-name="P15">As metodologias de desenvolvimento estavam divididas entre as pesadas (em sua maioria) que contavam com um formalismo excessivo na parte de documentação do software, passando-se mais tempo documentando do que propriamente aplicando e “construindo” o software, influenciadas pelo clássico modelo em cascata e as novas <text:soft-page-break/>metodologias que estavam surgindo no final da década de 90, conhecidas como leves e que eram opostas às metodologias pesadas.</text:p>
      <text:p text:style-name="P9"><text:bookmark text:name="yui_3_17_2_1_1646823823904_48"/><text:bookmark text:name="yui_3_17_2_1_1646823823904_452"/><text:span text:style-name="T19">3</text:span><text:span text:style-name="T18">)</text:span><text:span text:style-name="T16"> </text:span><text:span text:style-name="T17">Quantos são os autores do Manifesto Ágil? Escolha 4 desses autores e informe: nome completo, data nascimento, nacionalidade, formação e atuação atual.</text:span></text:p>
      <text:p text:style-name="P2">No total, são contabilizados 17 profissionais que origirinaram o Manifesto Ágil.</text:p>
      <text:p text:style-name="P2"/>
      <text:p text:style-name="P3">1) <text:s/>-Nome completo: Mike Beedle</text:p>
      <text:p text:style-name="P3"><text:s text:c="5"/>-Nascimento: Nascido em 1962 <text:s/></text:p>
      <text:p text:style-name="P3"><text:s text:c="5"/>-Nacionalidade: americano</text:p>
      <text:p text:style-name="P3"><text:s text:c="5"/>-Formação: físico e engenheiro de software</text:p>
      <text:p text:style-name="P3"><text:span text:style-name="T7"><text:s text:c="6"/>-</text:span><text:span text:style-name="T9">Atuação atual: morreu em 2018 em Chicago durante um aparente assalto, mas suas últimas contribuições foram para o escopo das abordagens ágeis (agile) e do SCRUM <text:s/>que foi introduzido para dezenas de milhares de pessoas e milhares de empresas, fornecendo treinamento, consultoria, orientação e coaching.</text:span></text:p>
      <text:p text:style-name="P16"/>
      <text:p text:style-name="P16">2)</text:p>
      <text:p text:style-name="P3"><text:s text:c="5"/>-Nome completo: Jeff Sutherland</text:p>
      <text:p text:style-name="P3"><text:s text:c="5"/>-Nascimento: Nascido em 1941</text:p>
      <text:p text:style-name="P3"><text:s text:c="5"/>-Nacionalidade: americano</text:p>
      <text:p text:style-name="P3"><text:s text:c="5"/>-Formação: <text:span text:style-name="T14">cientista da computação</text:span></text:p>
      <text:p text:style-name="P3"><text:span text:style-name="T8"><text:s text:c="6"/>-</text:span><text:span text:style-name="T9">Atuação atual: </text:span><text:span text:style-name="T10">foi um dos criadores do Scrum (apresentado no OOPSLA 1995), junto com Ken Schwaber escreveu e mantém até hoje o Guia Scrum que contém a definição oficial do framework.</text:span></text:p>
      <text:p text:style-name="P17"/>
      <text:p text:style-name="P18">3)</text:p>
      <text:p text:style-name="P6"><text:span text:style-name="T11"><text:s text:c="5"/>-Nome completo: </text:span><text:span text:style-name="T9">Alistair Cockburn</text:span></text:p>
      <text:p text:style-name="P4"><text:s text:c="5"/>-Nascimento: Nascido em 19<text:span text:style-name="T14">53</text:span></text:p>
      <text:p text:style-name="P4"><text:s text:c="5"/>-Nacionalidade: americano</text:p>
      <text:p text:style-name="P4"><text:s text:c="5"/>-Formação: <text:span text:style-name="T14">cientista da computação</text:span></text:p>
      <text:p text:style-name="P4"><text:span text:style-name="T8"><text:s text:c="6"/>-</text:span><text:span text:style-name="T9">Atuação atual: </text:span><text:span text:style-name="T10">foi o criador da metodologia ágil Crystal, responsável por mantê- la até os dias atuais, em 2015 lançou o movimento Heart of Agile que é apresentado como uma resposta ao estado excessivamente complexo da indústria Agile</text:span></text:p>
      <text:p text:style-name="P18"/>
      <text:p text:style-name="P6"><text:span text:style-name="T10">4</text:span><text:span text:style-name="T9">)</text:span></text:p>
      <text:p text:style-name="P7"><text:span text:style-name="T11"><text:s text:c="5"/>-Nome completo: </text:span><text:span text:style-name="T9"><text:s/></text:span><text:span text:style-name="T12">Stephen J. Mellor</text:span></text:p>
      <text:p text:style-name="P7"><text:span text:style-name="T6"><text:s text:c="5"/>-Nascimento: Nascido em 19</text:span>5<text:span text:style-name="T15">2 </text:span></text:p>
      <text:p text:style-name="P5"><text:s text:c="5"/>-Nacionalidade: americano</text:p>
      <text:p text:style-name="P5"><text:s text:c="5"/>-Formação: <text:span text:style-name="T14">cientista da computação</text:span></text:p>
      <text:p text:style-name="P5"><text:span text:style-name="T8"><text:s text:c="6"/>-</text:span><text:span text:style-name="T9">Atuação atual: </text:span><text:span text:style-name="T12">foi desenvolvedor do método Shlaer- Mellor e UML Executável</text:span></text:p>
      <text:p text:style-name="Standard"><text:span text:style-name="T13"><text:s text:c="5"/></text:span><text:span text:style-name="T5">Desde 1998 Mellor tem contribuído para o Object Management Group , presidindo o consórcio que adicionou ações executáveis <text:s/>à UML , e a especificação da arquitetura orientada a modelos (MDA). Ele também está presidindo o conselho consultivo da revista IEEE Software.Desde 2013, Mellor atua como CTO do Industrial Internet Consortium.</text:span></text:p>
      <text:p text:style-name="P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08:02:05.817000000</meta:creation-date>
    <dc:date>2022-03-09T09:40:42.822000000</dc:date>
    <meta:editing-duration>PT8M28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9" meta:word-count="678" meta:character-count="4605" meta:non-whitespace-character-count="3841"/>
  </office:meta>
</office:document-meta>
</file>